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a91" officeooo:paragraph-rsid="00072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</text:p>
      <text:p text:style-name="P1">Andreas <text:s/>Chef</text:p>
      <text:p text:style-name="P1"/>
      <text:p text:style-name="P1">Erik</text:p>
      <text:p text:style-name="P1">Anna</text:p>
      <text:p text:style-name="P1"/>
      <text:p text:style-name="P1">Ekonomi</text:p>
      <text:p text:style-name="P1">Maria Karlsson Chef</text:p>
      <text:p text:style-name="P1"/>
      <text:p text:style-name="P1">Fredrik</text:p>
      <text:p text:style-name="P1">Daniel</text:p>
      <text:p text:style-name="P1"/>
      <text:p text:style-name="P1">HR</text:p>
      <text:p text:style-name="P1">Linnea Svenson Chef</text:p>
      <text:p text:style-name="P1"/>
      <text:p text:style-name="P1">Hans</text:p>
      <text:p text:style-name="P1">Peter</text:p>
      <text:p text:style-name="P1"/>
      <text:p text:style-name="P1">Sälj</text:p>
      <text:p text:style-name="P1">Karl Nilsson Chef</text:p>
      <text:p text:style-name="P1"/>
      <text:p text:style-name="P1">Per</text:p>
      <text:p text:style-name="P1">Mari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54:07.975000000</meta:creation-date>
    <dc:date>2016-09-20T11:09:34.663000000</dc:date>
    <meta:editing-duration>PT15M26S</meta:editing-duration>
    <meta:editing-cycles>1</meta:editing-cycles>
    <meta:document-statistic meta:table-count="0" meta:image-count="0" meta:object-count="0" meta:page-count="1" meta:paragraph-count="16" meta:word-count="23" meta:character-count="121" meta:non-whitespace-character-count="113"/>
    <meta:generator>LibreOffice/5.0.0.5$Windows_x86 LibreOffice_project/1b1a90865e348b492231e1c451437d7a15bb262b</meta:generator>
  </office:meta>
</office:document-meta>
</file>